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997cm" table:align="margins"/>
    </style:style>
    <style:style style:name="Tabela1.A" style:family="table-column">
      <style:table-column-properties style:column-width="4.789cm" style:rel-column-width="16520*"/>
    </style:style>
    <style:style style:name="Tabela1.B" style:family="table-column">
      <style:table-column-properties style:column-width="14.208cm" style:rel-column-width="4901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MT" fo:font-size="11pt" style:font-size-asian="11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ArialMT" fo:font-size="11pt" fo:font-weight="bold" style:font-size-asian="11pt" style:font-weight-asian="bold"/>
    </style:style>
    <style:style style:name="P4" style:family="paragraph" style:parent-style-name="Table_20_Contents" style:list-style-name="L1">
      <style:paragraph-properties fo:text-align="start" style:justify-single-word="false"/>
      <style:text-properties fo:language="pl" fo:country="PL" officeooo:rsid="002088ac" officeooo:paragraph-rsid="002088ac"/>
    </style:style>
    <style:style style:name="P5" style:family="paragraph" style:parent-style-name="Table_20_Contents">
      <style:paragraph-properties fo:text-align="start" style:justify-single-word="false"/>
      <style:text-properties fo:language="pl" fo:country="PL" officeooo:rsid="001d5434" officeooo:paragraph-rsid="001d5434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start" style:justify-single-word="false"/>
      <style:text-properties fo:language="pl" fo:country="PL" officeooo:rsid="001d5434" officeooo:paragraph-rsid="0027b9cc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fo:language="pl" fo:country="PL" officeooo:rsid="001d5434" officeooo:paragraph-rsid="00285a74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fo:language="pl" fo:country="PL" officeooo:rsid="002088ac" officeooo:paragraph-rsid="002088ac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fo:language="pl" fo:country="PL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start" style:justify-single-word="false"/>
      <style:text-properties fo:language="pl" fo:country="PL" officeooo:rsid="0027b9cc" officeooo:paragraph-rsid="0027b9cc" style:language-asian="zxx" style:country-asian="none" style:language-complex="zxx" style:country-complex="none"/>
    </style:style>
    <style:style style:name="P11" style:family="paragraph" style:parent-style-name="Table_20_Contents" style:list-style-name="L1">
      <style:paragraph-properties fo:text-align="start" style:justify-single-word="false"/>
      <style:text-properties fo:language="pl" fo:country="PL" officeooo:rsid="0027b9cc" officeooo:paragraph-rsid="0027b9cc" style:language-asian="zxx" style:country-asian="none" style:language-complex="zxx" style:country-complex="none"/>
    </style:style>
    <style:style style:name="P12" style:family="paragraph" style:parent-style-name="Table_20_Contents">
      <style:paragraph-properties fo:text-align="start" style:justify-single-word="false"/>
      <style:text-properties fo:language="pl" fo:country="PL" officeooo:rsid="0023fec8" officeooo:paragraph-rsid="0027b9cc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start" style:justify-single-word="false"/>
      <style:text-properties fo:language="pl" fo:country="PL" officeooo:rsid="0022a666" officeooo:paragraph-rsid="0022a666" style:language-asian="zxx" style:country-asian="none" style:language-complex="zxx" style:country-complex="none"/>
    </style:style>
    <style:style style:name="P14" style:family="paragraph" style:parent-style-name="Table_20_Contents" style:list-style-name="L2">
      <style:paragraph-properties fo:text-align="start" style:justify-single-word="false"/>
      <style:text-properties fo:language="pl" fo:country="PL" officeooo:rsid="001d6d1e" officeooo:paragraph-rsid="001d6d1e" style:language-asian="zxx" style:country-asian="none" style:language-complex="zxx" style:country-complex="none"/>
    </style:style>
    <style:style style:name="P15" style:family="paragraph" style:parent-style-name="Table_20_Contents" style:list-style-name="L2">
      <style:paragraph-properties fo:text-align="start" style:justify-single-word="false"/>
      <style:text-properties fo:language="pl" fo:country="PL" officeooo:rsid="0023df5a" officeooo:paragraph-rsid="0023df5a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start" style:justify-single-word="false"/>
      <style:text-properties fo:language="pl" fo:country="PL" officeooo:rsid="001d72a5" officeooo:paragraph-rsid="001d72a5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start" style:justify-single-word="false"/>
      <style:text-properties fo:language="pl" fo:country="PL" fo:font-weight="bold" officeooo:rsid="0027b9cc" officeooo:paragraph-rsid="0027b9cc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aefc" style:font-weight-asian="bold" style:font-weight-complex="bold"/>
    </style:style>
    <style:style style:name="T3" style:family="text">
      <style:text-properties officeooo:rsid="002088ac"/>
    </style:style>
    <style:style style:name="T4" style:family="text">
      <style:text-properties fo:language="en" fo:country="US" officeooo:rsid="00222db3"/>
    </style:style>
    <style:style style:name="T5" style:family="text">
      <style:text-properties fo:language="en" fo:country="US" officeooo:rsid="0022a666"/>
    </style:style>
    <style:style style:name="T6" style:family="text">
      <style:text-properties fo:language="en" fo:country="US" officeooo:rsid="00285a74"/>
    </style:style>
    <style:style style:name="T7" style:family="text">
      <style:text-properties fo:language="pl" fo:country="PL"/>
    </style:style>
    <style:style style:name="T8" style:family="text">
      <style:text-properties fo:language="pl" fo:country="PL" officeooo:rsid="002088ac"/>
    </style:style>
    <style:style style:name="T9" style:family="text">
      <style:text-properties fo:language="pl" fo:country="PL" officeooo:rsid="00222db3"/>
    </style:style>
    <style:style style:name="T10" style:family="text">
      <style:text-properties officeooo:rsid="0021aef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1aefc" style:font-weight-asian="normal" style:font-weight-complex="normal"/>
    </style:style>
    <style:style style:name="T13" style:family="text">
      <style:text-properties officeooo:rsid="0027b9cc"/>
    </style:style>
    <style:style style:name="T14" style:family="text">
      <style:text-properties officeooo:rsid="00285a74"/>
    </style:style>
    <style:style style:name="T15" style:family="text">
      <style:text-properties officeooo:rsid="00222d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Nazwa</text:p>
          </table:table-cell>
          <table:table-cell table:style-name="Tabela1.B1" office:value-type="string">
            <text:p text:style-name="P17">Zarejestruj użytkownika sieciowego</text:p>
          </table:table-cell>
        </table:table-row>
        <table:table-row>
          <table:table-cell table:style-name="Tabela1.A2" office:value-type="string">
            <text:p text:style-name="P5">Twórca</text:p>
          </table:table-cell>
          <table:table-cell table:style-name="Tabela1.B2" office:value-type="string">
            <text:p text:style-name="P8">Maciej Michalski</text:p>
          </table:table-cell>
        </table:table-row>
        <table:table-row>
          <table:table-cell table:style-name="Tabela1.A2" office:value-type="string">
            <text:p text:style-name="P5">Poziom ważności</text:p>
          </table:table-cell>
          <table:table-cell table:style-name="Tabela1.B2" office:value-type="string">
            <text:p text:style-name="P5">Wysoki</text:p>
          </table:table-cell>
        </table:table-row>
        <table:table-row>
          <table:table-cell table:style-name="Tabela1.A2" office:value-type="string">
            <text:p text:style-name="P5">Typ przypadku użycia</text:p>
          </table:table-cell>
          <table:table-cell table:style-name="Tabela1.B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5">Aktorzy</text:p>
          </table:table-cell>
          <table:table-cell table:style-name="Tabela1.B2" office:value-type="string">
            <text:p text:style-name="P10">Użytkownik sieciowy</text:p>
          </table:table-cell>
        </table:table-row>
        <table:table-row>
          <table:table-cell table:style-name="Tabela1.A2" office:value-type="string">
            <text:p text:style-name="P5">Warunki wstępne</text:p>
          </table:table-cell>
          <table:table-cell table:style-name="Tabela1.B2" office:value-type="string">
            <text:p text:style-name="P6"><text:span text:style-name="T13">Użytkownik sieciowy nie</text:span> jest zarejestrowany</text:p>
          </table:table-cell>
        </table:table-row>
        <table:table-row>
          <table:table-cell table:style-name="Tabela1.A2" office:value-type="string">
            <text:p text:style-name="P5">Warunki końcowe</text:p>
          </table:table-cell>
          <table:table-cell table:style-name="Tabela1.B2" office:value-type="string">
            <text:p text:style-name="P12"><text:span text:style-name="T13">Użytkownik sieciowy</text:span> posiada konto użytkownika, za pomocą którego może dokonywać różnego rodzaju zamówień.</text:p>
          </table:table-cell>
        </table:table-row>
        <table:table-row>
          <table:table-cell table:style-name="Tabela1.A2" office:value-type="string">
            <text:p text:style-name="P5">Główny przepływ zdarzeń</text:p>
          </table:table-cell>
          <table:table-cell table:style-name="Tabela1.B2" office:value-type="string">
            <text:list xml:id="list8349928297391053673" text:style-name="L1">
              <text:list-item>
                <text:p text:style-name="P11">Otwarte zostaje okno rejestracji. <text:span text:style-name="T1">Użytkownik sieciowy</text:span> podaje swoje login, hasło <text:span text:style-name="T14">(dwa razy, dla weryfikacji)</text:span>, dane osobowe, i przepisuje captchę.</text:p>
              </text:list-item>
              <text:list-item>
                <text:p text:style-name="P11">Uruchomiona zostaje procedura rejestracji.</text:p>
                <text:list>
                  <text:list-item>
                    <text:p text:style-name="P11">Dochodzi do sprawdzenia, czy użytkownik o podanym nicku istnieje.</text:p>
                  </text:list-item>
                  <text:list-item>
                    <text:p text:style-name="P11">Utworzony zostaje nowy użytkownik w bazie.</text:p>
                  </text:list-item>
                  <text:list-item>
                    <text:p text:style-name="P11">Hasło nowego użytkownika zostaje zapisane w odpowiedniej strukturze.</text:p>
                  </text:list-item>
                </text:list>
              </text:list-item>
            </text:list>
            <text:p text:style-name="P10"><text:s text:c="12"/>Wiadomość o wyniku operacji zostaje przesłana do UI.</text:p>
            <text:list xml:id="list130947371094249" text:continue-numbering="true" text:style-name="L1">
              <text:list-item>
                <text:p text:style-name="P11">UI wywołuje pierwsze logowanie.</text:p>
              </text:list-item>
              <text:list-item>
                <text:p text:style-name="P11"><text:span text:style-name="T12">U</text:span><text:span text:style-name="T11">I udostępnia </text:span><text:span text:style-name="T1">użytkownikowi sieciowemu</text:span><text:span text:style-name="T11"> odpowiednie funkcjonalności.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5">Alternatywne przepływy zdarzeń</text:p>
          </table:table-cell>
          <table:table-cell table:style-name="Tabela1.B2" office:value-type="string">
            <text:p text:style-name="P13"><text:span text:style-name="T13">1</text:span>a. Jeśli podana captcha jest błędna, należy ją wpisać ponownie</text:p>
            <text:p text:style-name="P7"><text:span text:style-name="T14">1b</text:span>. <text:s/><text:span text:style-name="T15">Jeśli hasła różnią się od siebie, wyświetlany jest stosowny komunikat i należy je wpisać ponownie</text:span></text:p>
            <text:p text:style-name="P5"><text:span text:style-name="T13">2.1</text:span>a. Jeśli użytkownik o podanym nicku<text:span text:style-name="T1"> istnieje</text:span> w systemie, to wyświetlany jest komunikat „Użytkownik o podanej nazwie <text:span text:style-name="T3">już </text:span>istnieje”.</text:p>
          </table:table-cell>
        </table:table-row>
        <table:table-row>
          <table:table-cell table:style-name="Tabela1.A2" office:value-type="string">
            <text:p text:style-name="P5">Specjalne wymagania</text:p>
          </table:table-cell>
          <table:table-cell table:style-name="Tabela1.B2" office:value-type="string">
            <text:list xml:id="list2685277091747810849" text:style-name="L2">
              <text:list-item>
                <text:p text:style-name="P14">Hasło musi być zamaskowane podczas jego wpisywania</text:p>
              </text:list-item>
              <text:list-item>
                <text:p text:style-name="P15">Połączenie musi być szyfrowane</text:p>
              </text:list-item>
            </text:list>
          </table:table-cell>
        </table:table-row>
        <table:table-row>
          <table:table-cell table:style-name="Tabela1.A2" office:value-type="string">
            <text:p text:style-name="P16">Notatki</text:p>
          </table:table-cell>
          <table:table-cell table:style-name="Tabela1.B2" office:value-type="string">
            <text:p text:style-name="P16">brak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0.94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9:46:44.841000000</meta:creation-date>
    <dc:date>2015-11-16T13:09:45.347000000</dc:date>
    <meta:editing-duration>PT1H24M18S</meta:editing-duration>
    <meta:editing-cycles>15</meta:editing-cycles>
    <meta:generator>LibreOffice/5.0.3.2$Windows_x86 LibreOffice_project/e5f16313668ac592c1bfb310f4390624e3dbfb75</meta:generator>
    <meta:document-statistic meta:table-count="1" meta:image-count="0" meta:object-count="0" meta:page-count="1" meta:paragraph-count="31" meta:word-count="177" meta:character-count="1308" meta:non-whitespace-character-count="1158"/>
  </office:meta>
</office:document-meta>
</file>